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</office:automatic-styles>
  <office:body>
    <office:spreadsheet>
      <table:table table:name="8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2018/08/24</text:date>, <text:time>20:22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4T20:22:36</dc:date>
    <dc:creator>鈴木 豊樹</dc:creator>
    <meta:editing-duration>PT5H38M49S</meta:editing-duration>
    <meta:editing-cycles>58</meta:editing-cycles>
    <meta:generator>OpenOffice/4.1.5$Unix OpenOffice.org_project/415m1$Build-9789</meta:generator>
    <meta:document-statistic meta:table-count="49" meta:cell-count="3291" meta:object-count="0"/>
  </office:meta>
</office:document-meta>
</file>